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3">
      <style:paragraph-properties fo:text-align="center" style:justify-single-word="false"/>
    </style:style>
    <style:style style:name="P3" style:family="paragraph" style:parent-style-name="UrbanBody">
      <style:text-properties style:font-name="Times New Roman1" fo:font-size="12pt" style:font-size-asian="12pt" style:font-size-complex="12pt"/>
    </style:style>
    <style:style style:name="P4"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5" style:family="paragraph" style:parent-style-name="UrbanBody">
      <style:text-properties officeooo:paragraph-rsid="001250be"/>
    </style:style>
    <style:style style:name="P6" style:family="paragraph" style:parent-style-name="UrbanBody">
      <style:text-properties officeooo:paragraph-rsid="001edaf9"/>
    </style:style>
    <style:style style:name="P7" style:family="paragraph" style:parent-style-name="UrbanBody">
      <style:text-properties officeooo:paragraph-rsid="001f8f71"/>
    </style:style>
    <style:style style:name="P8" style:family="paragraph" style:parent-style-name="UrbanBody">
      <style:text-properties style:font-name="Times New Roman1" fo:font-size="12pt" officeooo:paragraph-rsid="002a9c59"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fo:font-weight="normal" style:font-style-asian="normal" style:font-weight-asian="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e347" style:font-style-asian="normal" style:font-weight-asian="normal"/>
    </style:style>
    <style:style style:name="T5" style:family="text">
      <style:text-properties fo:font-style="normal" fo:font-weight="normal" officeooo:rsid="00148cc5"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fo:font-style="normal" fo:font-weight="bold" officeooo:rsid="0025145f" style:font-style-asian="normal" style:font-weight-asian="bold" style:font-weight-complex="bold"/>
    </style:style>
    <style:style style:name="T8" style:family="text">
      <style:text-properties fo:font-style="normal" fo:font-weight="bold" officeooo:rsid="0029677c" style:font-style-asian="normal" style:font-weight-asian="bold" style:font-weight-complex="bold"/>
    </style:style>
    <style:style style:name="T9" style:family="text">
      <style:text-properties style:font-name="Times New Roman1" fo:font-size="12pt" style:font-size-asian="12pt" style:font-size-complex="12pt"/>
    </style:style>
    <style:style style:name="T10" style:family="text">
      <style:text-properties fo:font-weight="bold" style:font-weight-asian="bold" style:font-weight-complex="bold"/>
    </style:style>
    <style:style style:name="T11" style:family="text">
      <style:text-properties style:use-window-font-color="true" fo:font-style="normal" fo:font-weight="normal" style:font-style-asian="normal" style:font-weight-asian="normal"/>
    </style:style>
    <style:style style:name="T12" style:family="text">
      <style:text-properties style:use-window-font-color="true" style:font-name="Arial2" fo:font-size="11pt" fo:font-style="normal" fo:font-weight="normal" style:font-size-asian="11pt" style:font-style-asian="normal" style:font-weight-asian="normal" style:font-size-complex="11pt"/>
    </style:style>
    <style:style style:name="T13" style:family="text">
      <style:text-properties style:use-window-font-color="true" style:font-name="Arial2" fo:font-size="11pt" fo:font-style="normal" fo:font-weight="normal" officeooo:rsid="001edaf9" style:font-size-asian="11pt" style:font-style-asian="normal" style:font-weight-asian="normal" style:font-size-complex="11pt"/>
    </style:style>
    <style:style style:name="T14" style:family="text">
      <style:text-properties style:use-window-font-color="true" style:font-name="Arial2" fo:font-size="11pt" fo:font-style="normal" fo:font-weight="normal" officeooo:rsid="0021332f" style:font-size-asian="11pt" style:font-style-asian="normal" style:font-weight-asian="normal" style:font-size-complex="11pt"/>
    </style:style>
    <style:style style:name="T15" style:family="text">
      <style:text-properties fo:language="zxx" fo:country="none" fo:font-style="normal" fo:font-weight="normal" style:font-style-asian="normal" style:font-weight-asian="normal"/>
    </style:style>
    <style:style style:name="T16" style:family="text">
      <style:text-properties fo:language="zxx" fo:country="none" fo:font-style="normal" style:font-style-asian="normal"/>
    </style:style>
    <style:style style:name="T17" style:family="text">
      <style:text-properties fo:font-weight="normal" style:font-weight-asian="normal"/>
    </style:style>
    <style:style style:name="T18" style:family="text">
      <style:text-properties fo:font-weight="normal" style:font-weight-asian="normal" style:font-weight-complex="normal"/>
    </style:style>
    <style:style style:name="T19" style:family="text">
      <style:text-properties fo:font-size="11pt" style:font-size-asian="11pt" style:font-size-complex="11pt"/>
    </style:style>
    <style:style style:name="T20" style:family="text">
      <style:text-properties fo:color="#800000" fo:background-color="#ffff00" loext:char-shading-value="0"/>
    </style:style>
    <style:style style:name="T21" style:family="text">
      <style:text-properties fo:color="#800000" fo:font-style="normal" fo:font-weight="normal" officeooo:rsid="000fa6c6" fo:background-color="#ffff00" loext:char-shading-value="0" style:font-style-asian="normal" style:font-weight-asian="normal"/>
    </style:style>
    <style:style style:name="T22" style:family="text">
      <style:text-properties fo:color="#800000" fo:font-style="normal" fo:font-weight="normal" officeooo:rsid="0024199c" fo:background-color="#ffff00" loext:char-shading-value="0" style:font-style-asian="normal" style:font-weight-asian="normal"/>
    </style:style>
    <style:style style:name="T23" style:family="text">
      <style:text-properties officeooo:rsid="00148cc5"/>
    </style:style>
    <style:style style:name="T24" style:family="text">
      <style:text-properties style:font-name="Arial2" fo:font-style="normal" fo:font-weight="normal" style:font-style-asian="normal" style:font-weight-asian="normal"/>
    </style:style>
    <style:style style:name="T25" style:family="text">
      <style:text-properties style:font-name="Arial2" fo:font-style="normal" fo:font-weight="normal" officeooo:rsid="001f88dd" style:font-style-asian="normal" style:font-weight-asian="normal"/>
    </style:style>
    <style:style style:name="T26" style:family="text">
      <style:text-properties style:font-name="Arial2" fo:font-size="11pt" style:font-size-asian="11pt" style:font-size-complex="11pt"/>
    </style:style>
    <style:style style:name="T27" style:family="text">
      <style:text-properties style:font-name="Arial2" fo:font-size="11pt" fo:font-style="normal" fo:font-weight="normal" style:font-size-asian="11pt" style:font-style-asian="normal" style:font-weight-asian="normal" style:font-size-complex="11pt"/>
    </style:style>
    <style:style style:name="T28"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style-name="fr1" draw:name="Cadre2" text:anchor-type="as-char" svg:width="7.128cm" draw:z-index="0"><draw:text-box fo:min-height="5.226cm"><text:p text:style-name="P1"><office:annotation><dc:creator>Gauthier Bastien</dc:creator><dc:date>2011-01-13T14:56:41</dc:date><text:p text:style-name="P9"><text:span text:style-name="T28">do text</text:span></text:p><text:p text:style-name="P9"><text:span text:style-name="T28">from document(at=header, format='odt')</text:span></text:p></office:annotation><text:span text:style-name="T3">Import depuis header.odt</text:span></text:p></draw:text-box></draw:frame></text:p>
      <text:p text:style-name="UrbanTitle3"/>
      <text:p text:style-name="UrbanTitle">Rapport du Collège</text:p>
      <text:p text:style-name="UrbanTitle3"/>
      <text:p text:style-name="P2">AMÉNAGEMENT DU TERRITOIRE ET URBANISME</text:p>
      <text:p text:style-name="P2">PERMIS D'URBANISME</text:p>
      <text:p text:style-name="P2">Décret du 27 novembre 1997 précisant les dispositions</text:p>
      <text:p text:style-name="P2">du Nouveau Code Wallon</text:p>
      <text:p text:style-name="UrbanTitle3"/>
      <text:p text:style-name="UrbanBody"><text:span text:style-name="T9"><office:annotation><dc:creator>Gauthier Bastien</dc:creator><dc:date>2011-01-13T14:56:41</dc:date><text:p text:style-name="P9"><text:span text:style-name="T28">do text</text:span></text:p><text:p text:style-name="P9"><text:span text:style-name="T28">from document(at=reference, format='odt')</text:span></text:p></office:annotation></text:span>Import depuis reference.odt</text:p>
      <text:p text:style-name="UrbanBody"/>
      <text:p text:style-name="UrbanBody"><office:annotation><dc:creator>Gauthier Bastien</dc:creator><dc:date>2011-02-16T16:12:24</dc:date><text:p text:style-name="P9"><text:span text:style-name="T34">do text if self.hasMultipleApplicants()</text:span></text:p></office:annotation><text:span text:style-name="T10">Demandeurs :</text:span> <text:text-input text:description="Demandeurs">self.getApplicantsSignaletic()</text:text-input></text:p>
      <text:p text:style-name="UrbanBody"><office:annotation><dc:creator>Gauthier Bastien</dc:creator><dc:date>2011-02-16T16:13:21</dc:date><text:p text:style-name="P9"><text:span text:style-name="T33">do text if self.hasSingleApplicant()</text:span></text:p></office:annotation><text:span text:style-name="T10">Demandeur :</text:span> <text:text-input text:description="Demandeurs">self.getApplicantsSignaletic()</text:text-input></text:p>
      <text:p text:style-name="UrbanBody"><text:span text:style-name="T10">Objet :</text:span> <text:text-input text:description="Objet des travaux">self.getLicenceSubject()</text:text-input></text:p>
      <text:p text:style-name="UrbanBody"><text:span text:style-name="T10">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text:span text:style-name="T2">Vu la demande de permis d’urbanisme introduite pa</text:span><text:span text:style-name="T4">r</text:span><text:span text:style-name="T2"> </text:span><text:span text:style-name="T16"><text:text-input text:description="Demandeurs">self.getApplicantsSignaletic(withaddress=True)</text:text-input></text:span><text:span text:style-name="T15"> </text:span><text:span text:style-name="T2">relative à un bien sis </text:span><text:span text:style-name="T17">: </text:span><text:span text:style-name="T15"><text:text-input text:description="Situation des travaux">self.getWorkLocationSignaletic()</text:text-input></text:span> <text:span text:style-name="T2">- bien cadastré section</text:span><text:span text:style-name="T15"> </text:span><text:span text:style-name="T15"><text:text-input text:description="Bien-Parcelles">self.getPortionOutsText()</text:text-input></text:span></text:p>
      <text:p text:style-name="UrbanBody"><text:span text:style-name="T2">et tendant à réaliser les travaux suivants : </text:span><text:span text:style-name="T2"><text:text-input text:description="Objet des travaux">self.getLicenceSubject()</text:text-input></text:span><text:span text:style-name="T1">;</text:span></text:p>
      <text:p text:style-name="UrbanBody"/>
      <text:p text:style-name="UrbanBody"><text:span text:style-name="T2"><office:annotation><dc:creator>bleybaert</dc:creator><dc:date>2018-06-13T13:27:02</dc:date><loext:sender-initials>ble</loext:sender-initials><text:p text:style-name="P9"><text:span text:style-name="T32">do text if self.getLastDeposit()</text:span></text:p></office:annotation></text:span><text:span text:style-name="T2">Attendu que le récépissé de réception de cette demande porte la date du<text:line-break/></text:span><text:span text:style-name="T15"><text:text-input text:description="Date du récépissé">tool.formatDate(self.getLastDeposit().getEventDate())</text:text-input></text:span><text:span text:style-name="T15"> </text:span><text:span text:style-name="T2">;</text:span></text:p>
      <text:p text:style-name="P5"><text:span text:style-name="T2"><office:annotation><dc:creator>bleybaert</dc:creator><dc:date>2018-06-13T11:22:05</dc:date><loext:sender-initials>ble</loext:sender-initials><text:p text:style-name="P9"><text:span text:style-name="T32">do text if self.getLastAcknowledgment()</text:span></text:p></office:annotation></text:span><text:span text:style-name="T2">Attendu que l’accusé de réception de cette demande porte la date du<text:line-break/></text:span><text:span text:style-name="T15"><text:text-input text:description="Date du récépissé">tool.formatDate(self.getLastAcknowledgment().getEventDate())</text:text-input></text:span><text:span text:style-name="T15"> </text:span><text:span text:style-name="T2">;</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P6">Vu le schéma <text:span text:style-name="T23">de développement communal</text:span> qui situe ce bien e<text:span text:style-name="T26">n</text:span><text:span text:style-name="T12"> </text:span><text:span text:style-name="T13"><text:text-input text:description="Bien-Parcelles">self.displayValue(self.Vocabulary('SDC')[0], self.getSDC())</text:text-input></text:span><text:span text:style-name="T12"> </text:span><text:span text:style-name="T27">;</text:span></text:p>
      <text:p text:style-name="UrbanBody"/>
      <text:p text:style-name="UrbanBody">Considérant qu’au plan de secteur de <text:span text:style-name="T20">La Louvière-Soignies</text:span>, approuvé par arrêté de l’Exécutif Régional Wallon du 09.07.1987, Moniteur Belge du 05 juillet 1989, le projet se situe en</text:p>
      <text:p text:style-name="UrbanBody"><text:soft-page-break/><text:span text:style-name="T2"><text:text-input text:description="Bien-Parcelles">self.displayValue(self.Vocabulary('folderZone')[0], self.getFolderZone())</text:text-input></text:span><text:span text:style-name="T2"> ;</text:span></text:p>
      <text:p text:style-name="UrbanBody"/>
      <text:p text:style-name="P7"><text:span text:style-name="T2">Considérant que selon le </text:span><text:span text:style-name="T5">guide</text:span><text:span text:style-name="T24"> communal d’urbanisme précité, le projet se situe e</text:span><text:span text:style-name="T25">n </text:span><text:span text:style-name="T14"><text:text-input text:description="Bien-Parcelles">self.displayValue(self.Vocabulary('township_guide')[0], self.getTownship_guide())</text:text-input></text:span><text:span text:style-name="T25"> </text:span>;</text:p>
      <text:p text:style-name="UrbanBody"/>
      <text:p text:style-name="UrbanBody"><text:span text:style-name="T19"><office:annotation><dc:creator>sde </dc:creator><dc:date>2011-08-05T08:21:16</dc:date><text:p text:style-name="P9"><text:span text:style-name="T30">do text if not <text:s/>self.getIsInPCA()</text:span></text:p></office:annotation></text:span>Attendu qu'il n'existe pas, pour le territoire où se trouve situé le bien, de plan communal d’aménagement ;</text:p>
      <text:p text:style-name="UrbanBody"><text:span text:style-name="T19"><office:annotation><dc:creator>sde </dc:creator><dc:date>2011-08-05T08:21:16</dc:date><text:p text:style-name="P9"><text:span text:style-name="T30">do text if self.getIsInPCA()</text:span></text:p></office:annotation></text:span>Attendu qu'il existe, pour le territoire où se trouve situé le bien, un plan communal d’aménagement ;</text:p>
      <text:p text:style-name="UrbanBody"/>
      <text:p text:style-name="UrbanBody"><text:span text:style-name="T19"><office:annotation><dc:creator>sde </dc:creator><dc:date>2011-08-04T10:39:07</dc:date><text:p text:style-name="P9"><text:span text:style-name="T30">do text if not self.getIsInSubdivision()</text:span></text:p></office:annotation></text:span>Attendu qu'il n'existe pas pour le territoire où se trouve situé le bien, de lotissement dûment autorisé par le Collège Communal ; </text:p>
      <text:p text:style-name="UrbanBody"><text:span text:style-name="T19"><office:annotation><dc:creator>sde </dc:creator><dc:date>2011-08-04T10:39:07</dc:date><text:p text:style-name="P9"><text:span text:style-name="T30">do text if self.getIsInSubdivision()</text:span></text:p></office:annotation></text:span>Attendu qu'il existe pour le territoire où se trouve situé le bien, un lotissement dûment autorisé par le Collège Communal de réfèrence :</text:p>
      <text:p text:style-name="UrbanBody"><text:span text:style-name="T18"><office:annotation><dc:creator>sde </dc:creator><dc:date>2011-11-16T09:04:32</dc:date><text:p text:style-name="P9"><text:span text:style-name="T30">do text</text:span></text:p><text:p text:style-name="P9"><text:span text:style-name="T30">f</text:span><text:span text:style-name="T31">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span text:style-name="T20">TEXTE LIBRE]</text:span></text:p>
      <text:p text:style-name="UrbanBody"/>
      <text:p text:style-name="P3"><text:span text:style-name="T6">DECIDE</text:span><text:span text:style-name="T2"> :</text:span></text:p>
      <text:p text:style-name="P3"/>
      <text:p text:style-name="P8"><text:span text:style-name="T6"><office:annotation><dc:creator>sde </dc:creator><dc:date>2011-09-07T10:49:05</dc:date><text:p text:style-name="P9"><text:span text:style-name="T29">do text if '330-2' in self.getInvestigationArticles()</text:span></text:p></office:annotation></text:span><text:span text:style-name="T6">Article unique</text:span><text:span text:style-name="T2"> : d'émettre un AVIS <text:s/></text:span><text:span text:style-name="T8"><text:text-input text:description="Décision">self.displayValue(urbanEventObj.Vocabulary('decision')[0], urbanEventObj.getDecision()).upper() </text:text-input></text:span><text:span text:style-name="T2"> sur le projet de </text:span><text:span text:style-name="T15"><text:text-input text:description="Demandeurs">self.getApplicantsSignaletic()</text:text-input></text:span><text:span text:style-name="T15"> </text:span><text:span text:style-name="T2"><text:s/>et de solliciter l’avis</text:span><text:span text:style-name="T11"> </text:span><text:span text:style-name="T2">du Fonctionnaire délégué du S.P.W. – DGO4 – Direction de </text:span><text:span text:style-name="T22">LA</text:span><text:span text:style-name="T21"> DGO4</text:span><text:span text:style-name="T2">.</text:span></text:p>
      <text:p text:style-name="P3"><text:span text:style-name="T6"><office:annotation><dc:creator>sde </dc:creator><dc:date>2011-09-07T10:49:05</dc:date><text:p text:style-name="P9"><text:span text:style-name="T29">do text if '330-2' not in self.getInvestigationArticles()</text:span></text:p></office:annotation></text:span><text:span text:style-name="T6">Article unique</text:span><text:span text:style-name="T2"> : d'émettre un AVIS <text:s/></text:span><text:span text:style-name="T8"><text:text-input text:description="Décision">self.displayValue(urbanEventObj.Vocabulary('decision')[0], urbanEventObj.getDecision()).upper()</text:text-input></text:span><text:span text:style-name="T2"> sur le projet de </text:span><text:span text:style-name="T15"><text:text-input text:description="Demandeurs">self.getApplicantsSignaletic()</text:text-input></text:span><text:span text:style-name="T15"> </text:span><text:span text:style-name="T2">et de solliciter la décision</text:span><text:span text:style-name="T11"> </text:span><text:span text:style-name="T2">du Fonctionnaire délégué du S.P.W. – DGO4 – Direction de </text:span><text:span text:style-name="T22">LA</text:span><text:span text:style-name="T21"> DGO4</text:span><text:span text:style-name="T2">.</text:span></text:p>
      <text:p text:style-name="P4"/>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text-properties style:font-name="Arial" fo:font-family="Arial" style:font-style-name="Normal" style:font-family-generic="swiss" style:font-pitch="variable" fo:font-size="11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Negreta"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style:font-name="Arial" fo:font-family="Arial" style:font-style-name="Normal" style:font-family-generic="swiss" style:font-pitch="variable" fo:font-size="11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xt_20_body"/>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07ac168c60a517dba0f0d7bc7540f5afa45f0909</meta:generator>
    <meta:creation-date>2009-07-27T10:37:25</meta:creation-date>
    <dc:date>2018-06-13T15:27:48.122863172</dc:date>
    <dc:language>fr-FR</dc:language>
    <meta:editing-cycles>94</meta:editing-cycles>
    <meta:editing-duration>P1DT13H3M6S</meta:editing-duration>
    <dc:creator>bleybaert</dc:creator>
    <meta:document-statistic meta:table-count="0" meta:image-count="0" meta:object-count="0" meta:page-count="2" meta:paragraph-count="36" meta:word-count="558" meta:character-count="3924" meta:non-whitespace-character-count="3425"/>
    <meta:user-defined meta:name="Info 1"/>
    <meta:user-defined meta:name="Info 2"/>
    <meta:user-defined meta:name="Info 3"/>
    <meta:user-defined meta:name="Info 4"/>
  </office:meta>
</office:document-meta>
</file>